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6666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8pt" fo:language="en" fo:country="US" officeooo:rsid="003d88dd" officeooo:paragraph-rsid="00170642" style:font-size-asian="8pt" style:font-size-complex="8pt"/>
    </style:style>
    <style:style style:name="P2" style:family="paragraph" style:parent-style-name="Standard">
      <style:text-properties fo:font-size="8pt" fo:language="en" fo:country="US" officeooo:rsid="003e7e3c" officeooo:paragraph-rsid="00170642" style:font-size-asian="8pt" style:font-size-complex="8pt"/>
    </style:style>
    <style:style style:name="P3" style:family="paragraph" style:parent-style-name="Standard">
      <style:text-properties fo:font-size="8pt" fo:language="en" fo:country="US" officeooo:rsid="00410480" officeooo:paragraph-rsid="00170642" style:font-size-asian="8pt" style:font-size-complex="8pt"/>
    </style:style>
    <style:style style:name="P4" style:family="paragraph" style:parent-style-name="Standard">
      <style:text-properties fo:font-size="8pt" fo:language="en" fo:country="US" officeooo:rsid="00441c26" officeooo:paragraph-rsid="00170642" style:font-size-asian="8pt" style:font-size-complex="8pt"/>
    </style:style>
    <style:style style:name="P5" style:family="paragraph" style:parent-style-name="Standard">
      <style:text-properties fo:font-size="8pt" fo:language="en" fo:country="US" officeooo:rsid="0049bda6" officeooo:paragraph-rsid="00170642" style:font-size-asian="8pt" style:font-size-complex="8pt"/>
    </style:style>
    <style:style style:name="P6" style:family="paragraph" style:parent-style-name="Standard">
      <style:text-properties fo:font-size="8pt" fo:language="en" fo:country="US" officeooo:rsid="0049f5fa" officeooo:paragraph-rsid="00170642" style:font-size-asian="8pt" style:font-size-complex="8pt"/>
    </style:style>
    <style:style style:name="P7" style:family="paragraph" style:parent-style-name="Standard">
      <style:text-properties fo:font-size="8pt" fo:language="en" fo:country="US" officeooo:rsid="004d1568" officeooo:paragraph-rsid="00170642" style:font-size-asian="8pt" style:font-size-complex="8pt"/>
    </style:style>
    <style:style style:name="P8" style:family="paragraph" style:parent-style-name="Standard">
      <style:text-properties fo:font-size="8pt" fo:language="en" fo:country="US" officeooo:rsid="007f29f0" officeooo:paragraph-rsid="00170642" style:font-size-asian="8pt" style:font-size-complex="8pt"/>
    </style:style>
    <style:style style:name="P9" style:family="paragraph" style:parent-style-name="Standard">
      <style:text-properties fo:font-size="8pt" fo:language="en" fo:country="US" officeooo:rsid="0080e65d" officeooo:paragraph-rsid="00170642" style:font-size-asian="8pt" style:font-size-complex="8pt"/>
    </style:style>
    <style:style style:name="P10" style:family="paragraph" style:parent-style-name="Standard">
      <style:text-properties fo:font-size="8pt" fo:language="en" fo:country="US" officeooo:rsid="0082a0f3" officeooo:paragraph-rsid="00170642" style:font-size-asian="8pt" style:font-size-complex="8pt"/>
    </style:style>
    <style:style style:name="P11" style:family="paragraph" style:parent-style-name="Standard">
      <style:text-properties fo:font-size="8pt" fo:language="en" fo:country="US" officeooo:rsid="0085deaa" officeooo:paragraph-rsid="00170642" style:font-size-asian="8pt" style:font-size-complex="8pt"/>
    </style:style>
    <style:style style:name="P12" style:family="paragraph" style:parent-style-name="Standard">
      <style:text-properties fo:font-size="8pt" fo:language="en" fo:country="US" officeooo:rsid="009a9faf" officeooo:paragraph-rsid="00170642" style:font-size-asian="8pt" style:font-size-complex="8pt"/>
    </style:style>
    <style:style style:name="P13" style:family="paragraph" style:parent-style-name="Standard">
      <style:text-properties fo:font-size="8pt" fo:language="en" fo:country="US" officeooo:rsid="00a35643" officeooo:paragraph-rsid="00170642" style:font-size-asian="8pt" style:font-size-complex="8pt"/>
    </style:style>
    <style:style style:name="P14" style:family="paragraph" style:parent-style-name="Standard">
      <style:text-properties fo:font-size="8pt" fo:language="en" fo:country="US" officeooo:rsid="00a5b37d" officeooo:paragraph-rsid="00170642" style:font-size-asian="8pt" style:font-size-complex="8pt"/>
    </style:style>
    <style:style style:name="P15" style:family="paragraph" style:parent-style-name="Standard">
      <style:text-properties fo:font-size="8pt" fo:language="en" fo:country="US" officeooo:rsid="00a6fe36" officeooo:paragraph-rsid="00170642" style:font-size-asian="8pt" style:font-size-complex="8pt"/>
    </style:style>
    <style:style style:name="P16" style:family="paragraph" style:parent-style-name="Standard">
      <style:text-properties fo:font-size="8pt" fo:language="en" fo:country="US" officeooo:rsid="00b46baa" officeooo:paragraph-rsid="00170642" style:font-size-asian="8pt" style:font-size-complex="8pt"/>
    </style:style>
    <style:style style:name="P17" style:family="paragraph" style:parent-style-name="Standard">
      <style:text-properties fo:font-size="8pt" fo:language="en" fo:country="US" officeooo:rsid="00c5212c" officeooo:paragraph-rsid="00170642" style:font-size-asian="8pt" style:font-size-complex="8pt"/>
    </style:style>
    <style:style style:name="P18" style:family="paragraph" style:parent-style-name="Standard">
      <style:text-properties fo:font-size="8pt" fo:language="en" fo:country="US" officeooo:rsid="00c3e8fa" officeooo:paragraph-rsid="00170642" style:font-size-asian="8pt" style:font-size-complex="8pt"/>
    </style:style>
    <style:style style:name="P19" style:family="paragraph" style:parent-style-name="Standard">
      <style:text-properties fo:font-size="8pt" fo:language="en" fo:country="US" officeooo:rsid="00c6f42d" officeooo:paragraph-rsid="00170642" style:font-size-asian="8pt" style:font-size-complex="8pt"/>
    </style:style>
    <style:style style:name="P20" style:family="paragraph" style:parent-style-name="Standard">
      <style:text-properties fo:font-size="8pt" fo:language="en" fo:country="US" officeooo:rsid="00c8dfc0" officeooo:paragraph-rsid="00170642" style:font-size-asian="8pt" style:font-size-complex="8pt"/>
    </style:style>
    <style:style style:name="P21" style:family="paragraph" style:parent-style-name="Standard">
      <style:text-properties fo:font-size="8pt" fo:language="en" fo:country="US" officeooo:rsid="00ca6462" officeooo:paragraph-rsid="00170642" style:font-size-asian="8pt" style:font-size-complex="8pt"/>
    </style:style>
    <style:style style:name="P22" style:family="paragraph" style:parent-style-name="Standard">
      <style:text-properties fo:font-size="8pt" fo:language="en" fo:country="US" officeooo:rsid="00cb923c" officeooo:paragraph-rsid="00170642" style:font-size-asian="8pt" style:font-size-complex="8pt"/>
    </style:style>
    <style:style style:name="P23" style:family="paragraph" style:parent-style-name="Standard">
      <style:text-properties fo:font-size="8pt" fo:language="en" fo:country="US" officeooo:rsid="00cd27d3" officeooo:paragraph-rsid="00170642" style:font-size-asian="8pt" style:font-size-complex="8pt"/>
    </style:style>
    <style:style style:name="P24" style:family="paragraph" style:parent-style-name="Standard">
      <style:text-properties fo:font-size="8pt" fo:language="en" fo:country="US" officeooo:rsid="00cd86b2" officeooo:paragraph-rsid="00170642" style:font-size-asian="8pt" style:font-size-complex="8pt"/>
    </style:style>
    <style:style style:name="P25" style:family="paragraph" style:parent-style-name="Standard">
      <style:text-properties fo:font-size="8pt" fo:language="en" fo:country="US" officeooo:rsid="00ce1c23" officeooo:paragraph-rsid="00170642" style:font-size-asian="8pt" style:font-size-complex="8pt"/>
    </style:style>
    <style:style style:name="P26" style:family="paragraph" style:parent-style-name="Standard">
      <style:text-properties fo:font-size="8pt" fo:language="en" fo:country="US" officeooo:rsid="00cffcc1" officeooo:paragraph-rsid="00170642" style:font-size-asian="8pt" style:font-size-complex="8pt"/>
    </style:style>
    <style:style style:name="P27" style:family="paragraph" style:parent-style-name="Standard">
      <style:text-properties fo:font-size="8pt" fo:language="en" fo:country="US" officeooo:rsid="00d13bdc" officeooo:paragraph-rsid="00170642" style:font-size-asian="8pt" style:font-size-complex="8pt"/>
    </style:style>
    <style:style style:name="P28" style:family="paragraph" style:parent-style-name="Standard">
      <style:text-properties fo:font-size="8pt" fo:language="en" fo:country="US" officeooo:rsid="00d3082d" officeooo:paragraph-rsid="00170642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language="en" fo:country="US" officeooo:rsid="00170642" officeooo:paragraph-rsid="00170642"/>
    </style:style>
    <style:style style:name="P30" style:family="paragraph" style:parent-style-name="Standard">
      <style:text-properties fo:language="en" fo:country="US" officeooo:rsid="00170642" officeooo:paragraph-rsid="00170642"/>
    </style:style>
    <style:style style:name="P31" style:family="paragraph" style:parent-style-name="Standard">
      <style:text-properties fo:language="en" fo:country="US" officeooo:rsid="000fc8f8" officeooo:paragraph-rsid="00170642"/>
    </style:style>
    <style:style style:name="P32" style:family="paragraph" style:parent-style-name="Standard">
      <style:text-properties fo:language="en" fo:country="US" officeooo:rsid="000f72f8" officeooo:paragraph-rsid="00170642"/>
    </style:style>
    <style:style style:name="P33" style:family="paragraph" style:parent-style-name="Standard">
      <style:text-properties fo:language="en" fo:country="US" officeooo:rsid="00dbab4b" officeooo:paragraph-rsid="00170642"/>
    </style:style>
    <style:style style:name="P34" style:family="paragraph" style:parent-style-name="Standard">
      <style:text-properties fo:language="en" fo:country="US" officeooo:rsid="003c9f5a" officeooo:paragraph-rsid="003c9f5a"/>
    </style:style>
    <style:style style:name="P35" style:family="paragraph" style:parent-style-name="Text_20_body">
      <style:text-properties fo:language="en" fo:country="US" officeooo:rsid="00db514d" officeooo:paragraph-rsid="0017b979"/>
    </style:style>
    <style:style style:name="P36" style:family="paragraph" style:parent-style-name="Text_20_body">
      <style:text-properties fo:language="en" fo:country="US" officeooo:rsid="00d3907d" officeooo:paragraph-rsid="0017b979"/>
    </style:style>
    <style:style style:name="P37" style:family="paragraph" style:parent-style-name="Text_20_body">
      <style:text-properties fo:language="en" fo:country="US" officeooo:rsid="0018dc72" officeooo:paragraph-rsid="0018dc72"/>
    </style:style>
    <style:style style:name="P38" style:family="paragraph" style:parent-style-name="Text_20_body">
      <style:text-properties fo:language="en" fo:country="US" officeooo:rsid="0019e619" officeooo:paragraph-rsid="001af0b2"/>
    </style:style>
    <style:style style:name="P39" style:family="paragraph" style:parent-style-name="Text_20_body">
      <style:text-properties fo:language="en" fo:country="US" officeooo:rsid="001af0b2" officeooo:paragraph-rsid="001af0b2"/>
    </style:style>
    <style:style style:name="P40" style:family="paragraph" style:parent-style-name="Text_20_body">
      <style:text-properties fo:language="en" fo:country="US" officeooo:rsid="001af0b2" officeooo:paragraph-rsid="001bbae3"/>
    </style:style>
    <style:style style:name="P41" style:family="paragraph" style:parent-style-name="Text_20_body">
      <style:text-properties fo:language="en" fo:country="US" officeooo:rsid="001bbae3" officeooo:paragraph-rsid="001bbae3"/>
    </style:style>
    <style:style style:name="P42" style:family="paragraph" style:parent-style-name="Text_20_body">
      <style:text-properties fo:language="en" fo:country="US" officeooo:rsid="001bbae3" officeooo:paragraph-rsid="00207d41"/>
    </style:style>
    <style:style style:name="P43" style:family="paragraph" style:parent-style-name="Text_20_body">
      <style:text-properties fo:language="en" fo:country="US" officeooo:rsid="001ca984" officeooo:paragraph-rsid="001ca984"/>
    </style:style>
    <style:style style:name="P44" style:family="paragraph" style:parent-style-name="Text_20_body">
      <style:text-properties fo:language="en" fo:country="US" officeooo:rsid="001ca984" officeooo:paragraph-rsid="001bbae3"/>
    </style:style>
    <style:style style:name="P45" style:family="paragraph" style:parent-style-name="Text_20_body">
      <style:text-properties fo:language="en" fo:country="US" officeooo:rsid="001e8895" officeooo:paragraph-rsid="001e8895"/>
    </style:style>
    <style:style style:name="P46" style:family="paragraph" style:parent-style-name="Text_20_body">
      <style:text-properties fo:language="en" fo:country="US" officeooo:rsid="001e8895" officeooo:paragraph-rsid="00207d41"/>
    </style:style>
    <style:style style:name="P47" style:family="paragraph" style:parent-style-name="Text_20_body">
      <style:text-properties fo:language="en" fo:country="US" officeooo:rsid="00207d41" officeooo:paragraph-rsid="00207d41"/>
    </style:style>
    <style:style style:name="P48" style:family="paragraph" style:parent-style-name="Text_20_body">
      <style:text-properties fo:language="en" fo:country="US" officeooo:rsid="002579db" officeooo:paragraph-rsid="002579db"/>
    </style:style>
    <style:style style:name="P49" style:family="paragraph" style:parent-style-name="Text_20_body">
      <style:text-properties fo:language="en" fo:country="US" officeooo:rsid="002672fe" officeooo:paragraph-rsid="002672fe"/>
    </style:style>
    <style:style style:name="P50" style:family="paragraph" style:parent-style-name="Text_20_body">
      <style:text-properties fo:language="en" fo:country="US" officeooo:rsid="00288c8b" officeooo:paragraph-rsid="00288c8b"/>
    </style:style>
    <style:style style:name="P51" style:family="paragraph" style:parent-style-name="Text_20_body">
      <style:text-properties officeooo:rsid="0019e619" officeooo:paragraph-rsid="0019e619"/>
    </style:style>
    <style:style style:name="P52" style:family="paragraph" style:parent-style-name="Text_20_body">
      <style:text-properties officeooo:paragraph-rsid="003360f9"/>
    </style:style>
    <style:style style:name="P53" style:family="paragraph" style:parent-style-name="Text_20_body">
      <style:text-properties officeooo:paragraph-rsid="00386c26"/>
    </style:style>
    <style:style style:name="P54" style:family="paragraph" style:parent-style-name="Text_20_body">
      <style:text-properties officeooo:paragraph-rsid="003b8c74"/>
    </style:style>
    <style:style style:name="P55" style:family="paragraph" style:parent-style-name="Text_20_body">
      <style:text-properties officeooo:rsid="00452a54" officeooo:paragraph-rsid="00452a54"/>
    </style:style>
    <style:style style:name="P56" style:family="paragraph" style:parent-style-name="Title">
      <style:text-properties fo:language="en" fo:country="US"/>
    </style:style>
    <style:style style:name="P57" style:family="paragraph" style:parent-style-name="Table_20_Contents">
      <style:text-properties fo:font-size="10pt" fo:language="en" fo:country="US" officeooo:paragraph-rsid="00170642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385d76" officeooo:paragraph-rsid="00170642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3a5bd0" officeooo:paragraph-rsid="00170642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3bd064" officeooo:paragraph-rsid="00170642" style:font-size-asian="10pt" style:font-size-complex="10pt"/>
    </style:style>
    <style:style style:name="P61" style:family="paragraph" style:parent-style-name="Table_20_Contents">
      <style:text-properties fo:font-size="10pt" fo:language="en" fo:country="US" officeooo:rsid="006d9e57" officeooo:paragraph-rsid="00170642" style:font-size-asian="10pt" style:font-size-complex="10pt"/>
    </style:style>
    <style:style style:name="P62" style:family="paragraph" style:parent-style-name="Table_20_Contents">
      <style:text-properties fo:font-size="10pt" fo:language="en" fo:country="US" officeooo:rsid="006f571e" officeooo:paragraph-rsid="00170642" style:font-size-asian="10pt" style:font-size-complex="10pt"/>
    </style:style>
    <style:style style:name="P63" style:family="paragraph" style:parent-style-name="Table_20_Contents">
      <style:text-properties fo:font-size="10pt" fo:language="en" fo:country="US" officeooo:rsid="00707f87" officeooo:paragraph-rsid="00170642" style:font-size-asian="10pt" style:font-size-complex="10pt"/>
    </style:style>
    <style:style style:name="P64" style:family="paragraph" style:parent-style-name="Table_20_Contents">
      <style:text-properties fo:font-size="10pt" fo:language="en" fo:country="US" officeooo:rsid="007180cf" officeooo:paragraph-rsid="00170642" style:font-size-asian="10pt" style:font-size-complex="10pt"/>
    </style:style>
    <style:style style:name="P65" style:family="paragraph" style:parent-style-name="Table_20_Contents">
      <style:text-properties fo:font-size="10pt" fo:language="en" fo:country="US" officeooo:rsid="00c14525" officeooo:paragraph-rsid="00170642" style:font-size-asian="10pt" style:font-size-complex="10pt"/>
    </style:style>
    <style:style style:name="P66" style:family="paragraph" style:parent-style-name="Text_20_body">
      <style:paragraph-properties fo:break-before="page"/>
      <style:text-properties officeooo:paragraph-rsid="00324174"/>
    </style:style>
    <style:style style:name="P67" style:family="paragraph" style:parent-style-name="Text_20_body">
      <style:paragraph-properties fo:break-before="page"/>
      <style:text-properties officeooo:paragraph-rsid="003c9f5a"/>
    </style:style>
    <style:style style:name="P68" style:family="paragraph" style:parent-style-name="Standard">
      <style:paragraph-properties fo:break-before="page"/>
      <style:text-properties fo:language="en" fo:country="US" officeooo:rsid="003c9f5a" officeooo:paragraph-rsid="003c9f5a"/>
    </style:style>
    <style:style style:name="T1" style:family="text">
      <style:text-properties officeooo:rsid="00ac202e"/>
    </style:style>
    <style:style style:name="T2" style:family="text">
      <style:text-properties officeooo:rsid="000fc8f8"/>
    </style:style>
    <style:style style:name="T3" style:family="text">
      <style:text-properties officeooo:rsid="0018f2bf"/>
    </style:style>
    <style:style style:name="T4" style:family="text">
      <style:text-properties officeooo:rsid="001d4ab3"/>
    </style:style>
    <style:style style:name="T5" style:family="text">
      <style:text-properties officeooo:rsid="00385d76"/>
    </style:style>
    <style:style style:name="T6" style:family="text">
      <style:text-properties style:text-position="super 58%" officeooo:rsid="003d88dd"/>
    </style:style>
    <style:style style:name="T7" style:family="text">
      <style:text-properties style:text-position="super 58%" officeooo:rsid="00895674"/>
    </style:style>
    <style:style style:name="T8" style:family="text">
      <style:text-properties style:text-position="super 58%" officeooo:rsid="00ade160"/>
    </style:style>
    <style:style style:name="T9" style:family="text">
      <style:text-properties style:text-position="super 58%" officeooo:rsid="00aee2c9"/>
    </style:style>
    <style:style style:name="T10" style:family="text">
      <style:text-properties style:text-position="super 58%" officeooo:rsid="00af1b82"/>
    </style:style>
    <style:style style:name="T11" style:family="text">
      <style:text-properties style:text-position="super 58%" officeooo:rsid="0049f5fa"/>
    </style:style>
    <style:style style:name="T12" style:family="text">
      <style:text-properties style:text-position="super 58%" officeooo:rsid="00b05744"/>
    </style:style>
    <style:style style:name="T13" style:family="text">
      <style:text-properties style:text-position="super 58%" officeooo:rsid="009698da"/>
    </style:style>
    <style:style style:name="T14" style:family="text">
      <style:text-properties style:text-position="super 58%" officeooo:rsid="00b85f1e"/>
    </style:style>
    <style:style style:name="T15" style:family="text">
      <style:text-properties style:text-position="super 58%" officeooo:rsid="009833fc"/>
    </style:style>
    <style:style style:name="T16" style:family="text">
      <style:text-properties style:text-position="super 58%" officeooo:rsid="00b98ed3"/>
    </style:style>
    <style:style style:name="T17" style:family="text">
      <style:text-properties style:text-position="super 58%" officeooo:rsid="0098a70a"/>
    </style:style>
    <style:style style:name="T18" style:family="text">
      <style:text-properties style:text-position="super 58%" officeooo:rsid="00bb85d3"/>
    </style:style>
    <style:style style:name="T19" style:family="text">
      <style:text-properties style:text-position="super 58%" officeooo:rsid="00bdb970"/>
    </style:style>
    <style:style style:name="T20" style:family="text">
      <style:text-properties style:text-position="super 58%" officeooo:rsid="009a9faf"/>
    </style:style>
    <style:style style:name="T21" style:family="text">
      <style:text-properties style:text-position="super 58%" officeooo:rsid="00bf5881"/>
    </style:style>
    <style:style style:name="T22" style:family="text">
      <style:text-properties style:text-position="super 58%" officeooo:rsid="00a35643"/>
    </style:style>
    <style:style style:name="T23" style:family="text">
      <style:text-properties style:text-position="super 58%" officeooo:rsid="00c227b6"/>
    </style:style>
    <style:style style:name="T24" style:family="text">
      <style:text-properties style:text-position="super 58%" officeooo:rsid="00c272a0"/>
    </style:style>
    <style:style style:name="T25" style:family="text">
      <style:text-properties style:text-position="super 58%" officeooo:rsid="00c30f52"/>
    </style:style>
    <style:style style:name="T26" style:family="text">
      <style:text-properties style:text-position="super 58%" officeooo:rsid="00c39efe"/>
    </style:style>
    <style:style style:name="T27" style:family="text">
      <style:text-properties style:text-position="super 58%" officeooo:rsid="00c3e8fa"/>
    </style:style>
    <style:style style:name="T28" style:family="text">
      <style:text-properties style:text-position="super 58%" officeooo:rsid="00c6f42d"/>
    </style:style>
    <style:style style:name="T29" style:family="text">
      <style:text-properties style:text-position="super 58%" officeooo:rsid="00c8dfc0"/>
    </style:style>
    <style:style style:name="T30" style:family="text">
      <style:text-properties style:text-position="super 58%" officeooo:rsid="00ca6462"/>
    </style:style>
    <style:style style:name="T31" style:family="text">
      <style:text-properties style:text-position="super 58%" officeooo:rsid="00cb923c"/>
    </style:style>
    <style:style style:name="T32" style:family="text">
      <style:text-properties style:text-position="super 58%" officeooo:rsid="00cd27d3"/>
    </style:style>
    <style:style style:name="T33" style:family="text">
      <style:text-properties style:text-position="super 58%" officeooo:rsid="00cd86b2"/>
    </style:style>
    <style:style style:name="T34" style:family="text">
      <style:text-properties style:text-position="super 58%" officeooo:rsid="00ce1c23"/>
    </style:style>
    <style:style style:name="T35" style:family="text">
      <style:text-properties style:text-position="super 58%" officeooo:rsid="00cffcc1"/>
    </style:style>
    <style:style style:name="T36" style:family="text">
      <style:text-properties style:text-position="super 58%" officeooo:rsid="00d25327"/>
    </style:style>
    <style:style style:name="T37" style:family="text">
      <style:text-properties style:text-position="super 58%" officeooo:rsid="00d3082d"/>
    </style:style>
    <style:style style:name="T38" style:family="text">
      <style:text-properties style:text-position="super 58%" officeooo:rsid="00234036"/>
    </style:style>
    <style:style style:name="T39" style:family="text">
      <style:text-properties officeooo:rsid="00b15fe9"/>
    </style:style>
    <style:style style:name="T40" style:family="text">
      <style:text-properties officeooo:rsid="00b5417f"/>
    </style:style>
    <style:style style:name="T41" style:family="text">
      <style:text-properties officeooo:rsid="00c39efe"/>
    </style:style>
    <style:style style:name="T42" style:family="text">
      <style:text-properties officeooo:rsid="00895674"/>
    </style:style>
    <style:style style:name="T43" style:family="text">
      <style:text-properties officeooo:rsid="003e3c1c"/>
    </style:style>
    <style:style style:name="T44" style:family="text">
      <style:text-properties officeooo:rsid="00ad59df"/>
    </style:style>
    <style:style style:name="T45" style:family="text">
      <style:text-properties officeooo:rsid="008d17e2"/>
    </style:style>
    <style:style style:name="T46" style:family="text">
      <style:text-properties officeooo:rsid="00ade160"/>
    </style:style>
    <style:style style:name="T47" style:family="text">
      <style:text-properties officeooo:rsid="009be3f6"/>
    </style:style>
    <style:style style:name="T48" style:family="text">
      <style:text-properties officeooo:rsid="00aee2c9"/>
    </style:style>
    <style:style style:name="T49" style:family="text">
      <style:text-properties officeooo:rsid="00af1b82"/>
    </style:style>
    <style:style style:name="T50" style:family="text">
      <style:text-properties officeooo:rsid="00b0953a"/>
    </style:style>
    <style:style style:name="T51" style:family="text">
      <style:text-properties officeooo:rsid="004dec75"/>
    </style:style>
    <style:style style:name="T52" style:family="text">
      <style:text-properties officeooo:rsid="009698da"/>
    </style:style>
    <style:style style:name="T53" style:family="text">
      <style:text-properties officeooo:rsid="00954c47"/>
    </style:style>
    <style:style style:name="T54" style:family="text">
      <style:text-properties officeooo:rsid="009833fc"/>
    </style:style>
    <style:style style:name="T55" style:family="text">
      <style:text-properties officeooo:rsid="00b98ed3"/>
    </style:style>
    <style:style style:name="T56" style:family="text">
      <style:text-properties officeooo:rsid="0098a70a"/>
    </style:style>
    <style:style style:name="T57" style:family="text">
      <style:text-properties officeooo:rsid="00bb85d3"/>
    </style:style>
    <style:style style:name="T58" style:family="text">
      <style:text-properties officeooo:rsid="00bbb9b6"/>
    </style:style>
    <style:style style:name="T59" style:family="text">
      <style:text-properties officeooo:rsid="00bf5881"/>
    </style:style>
    <style:style style:name="T60" style:family="text">
      <style:text-properties officeooo:rsid="00bfbd19"/>
    </style:style>
    <style:style style:name="T61" style:family="text">
      <style:text-properties officeooo:rsid="00c227b6"/>
    </style:style>
    <style:style style:name="T62" style:family="text">
      <style:text-properties officeooo:rsid="00c272a0"/>
    </style:style>
    <style:style style:name="T63" style:family="text">
      <style:text-properties officeooo:rsid="00c30f52"/>
    </style:style>
    <style:style style:name="T64" style:family="text">
      <style:text-properties officeooo:rsid="00b1f6d3"/>
    </style:style>
    <style:style style:name="T65" style:family="text">
      <style:text-properties officeooo:rsid="00c347d5"/>
    </style:style>
    <style:style style:name="T66" style:family="text">
      <style:text-properties officeooo:rsid="00b670d4"/>
    </style:style>
    <style:style style:name="T67" style:family="text">
      <style:text-properties fo:font-size="8pt" style:text-underline-style="solid" style:text-underline-width="auto" style:text-underline-color="font-color" officeooo:rsid="00234036" style:font-size-asian="8pt" style:font-size-complex="8pt"/>
    </style:style>
    <style:style style:name="T68" style:family="text">
      <style:text-properties officeooo:rsid="0017b979"/>
    </style:style>
    <style:style style:name="T69" style:family="text">
      <style:text-properties officeooo:rsid="0018dc72"/>
    </style:style>
    <style:style style:name="T70" style:family="text">
      <style:text-properties fo:language="en" fo:country="US" officeooo:rsid="0019e619"/>
    </style:style>
    <style:style style:name="T71" style:family="text">
      <style:text-properties fo:language="en" fo:country="US" officeooo:rsid="0018dc72"/>
    </style:style>
    <style:style style:name="T72" style:family="text">
      <style:text-properties fo:language="en" fo:country="US" officeooo:rsid="001ca984"/>
    </style:style>
    <style:style style:name="T73" style:family="text">
      <style:text-properties officeooo:rsid="001af0b2"/>
    </style:style>
    <style:style style:name="T74" style:family="text">
      <style:text-properties officeooo:rsid="001ca984"/>
    </style:style>
    <style:style style:name="T75" style:family="text">
      <style:text-properties style:text-position="sub 58%"/>
    </style:style>
    <style:style style:name="T76" style:family="text">
      <style:text-properties style:text-position="sub 58%" officeooo:rsid="00324174"/>
    </style:style>
    <style:style style:name="T77" style:family="text">
      <style:text-properties officeooo:rsid="001e8895"/>
    </style:style>
    <style:style style:name="T78" style:family="text">
      <style:text-properties officeooo:rsid="00207d41"/>
    </style:style>
    <style:style style:name="T79" style:family="text">
      <style:text-properties officeooo:rsid="00234036"/>
    </style:style>
    <style:style style:name="T80" style:family="text">
      <style:text-properties fo:color="#ff3333" officeooo:rsid="00234036"/>
    </style:style>
    <style:style style:name="T81" style:family="text">
      <style:text-properties fo:color="#6666ff" officeooo:rsid="00234036"/>
    </style:style>
    <style:style style:name="T82" style:family="text">
      <style:text-properties officeooo:rsid="002672fe"/>
    </style:style>
    <style:style style:name="T83" style:family="text">
      <style:text-properties fo:font-style="italic" officeooo:rsid="002672fe" style:font-style-asian="italic" style:font-style-complex="italic"/>
    </style:style>
    <style:style style:name="T84" style:family="text">
      <style:text-properties style:use-window-font-color="true" officeooo:rsid="00234036"/>
    </style:style>
    <style:style style:name="T85" style:family="text">
      <style:text-properties officeooo:rsid="00288c8b"/>
    </style:style>
    <style:style style:name="T86" style:family="text">
      <style:text-properties officeooo:rsid="00324174"/>
    </style:style>
    <style:style style:name="T87" style:family="text">
      <style:text-properties officeooo:rsid="00342572"/>
    </style:style>
    <style:style style:name="T88" style:family="text">
      <style:text-properties officeooo:rsid="00361c06"/>
    </style:style>
    <style:style style:name="T89" style:family="text">
      <style:text-properties officeooo:rsid="00370d50"/>
    </style:style>
    <style:style style:name="T90" style:family="text">
      <style:text-properties officeooo:rsid="00386c26"/>
    </style:style>
    <style:style style:name="T91" style:family="text">
      <style:text-properties officeooo:rsid="0039add4"/>
    </style:style>
    <style:style style:name="T92" style:family="text">
      <style:text-properties officeooo:rsid="003b4222"/>
    </style:style>
    <style:style style:name="T93" style:family="text">
      <style:text-properties officeooo:rsid="003d41a7"/>
    </style:style>
    <style:style style:name="T94" style:family="text">
      <style:text-properties officeooo:rsid="003fac45"/>
    </style:style>
    <style:style style:name="T95" style:family="text">
      <style:text-properties officeooo:rsid="0043e8ca"/>
    </style:style>
    <style:style style:name="T96" style:family="text">
      <style:text-properties officeooo:rsid="0047b103"/>
    </style:style>
    <style:style style:name="T97" style:family="text">
      <style:text-properties officeooo:rsid="004c473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Basic Path Semantics</text:p>
      <text:p text:style-name="P29">by Sven Nilsen, 2017</text:p>
      <text:p text:style-name="P30"/>
      <text:p text:style-name="P31">Basic path semantics has a set of finite atomic symbols and <text:span text:style-name="T1">4</text:span> slot lambdas:</text:p>
      <text:p text:style-name="P32"/>
      <text:p text:style-name="P32"><text:tab/>_ →<text:span text:style-name="T2"> _<text:tab/>Map<text:tab/><text:tab/>(_ → (_ → _)) = (_ → _ → _)</text:span></text:p>
      <text:p text:style-name="P32"><text:tab/><text:span text:style-name="T3">(_, _) <text:tab/>Tuple<text:tab/><text:tab/>(_, (_, _)) = (_, _, _)</text:span></text:p>
      <text:p text:style-name="P32"><text:tab/><text:span text:style-name="T2">[_] _<text:tab/>Constraint<text:tab/>([_] ([_] _)) = ([_] [_] _)</text:span></text:p>
      <text:p text:style-name="P32"><text:tab/>_ : _<text:tab/><text:span text:style-name="T4">Type</text:span></text:p>
      <text:p text:style-name="P32"/>
      <text:p text:style-name="P34">Later I give a table over which constructed expressions with slot lambdas <text:span text:style-name="T93">calculus</text:span> that are well formed. <text:span text:style-name="T93">I also define inference rules in sequent calculus for the semantics of basic path semantics.</text:span></text:p>
      <text:p text:style-name="P32"/>
      <text:p text:style-name="P33">The language of basic path semantics is used to demonstrate the <text:span text:style-name="T68">kind of </text:span>thinking that goes on in path semantics in general. <text:span text:style-name="T68">Because most people are used to wrap their heads around the syntax, they can study basic path semantics to build an intuition for later use.</text:span></text:p>
      <text:p text:style-name="P33"/>
      <text:p text:style-name="P35">In basic path semantics, the <text:span text:style-name="T68">same </text:span>syntax <text:span text:style-name="T68">is used </text:span>for types and partial functions:</text:p>
      <text:p text:style-name="P35"><text:tab/>true : bool<text:line-break/><text:tab/>false : bool</text:p>
      <text:p text:style-name="P36"><text:tab/>not : bool → bool<text:line-break/><text:tab/>not : <text:span text:style-name="T69">(</text:span>false : <text:span text:style-name="T69">bool)</text:span> → <text:span text:style-name="T69">(</text:span>true : <text:span text:style-name="T69">bool)</text:span><text:line-break/><text:tab/>not : <text:span text:style-name="T69">(</text:span>true : <text:span text:style-name="T69">bool)</text:span> → <text:span text:style-name="T69">(</text:span>false : <text:span text:style-name="T69">bool)</text:span></text:p>
      <text:p text:style-name="P35">The<text:span text:style-name="T68">re are no “if” or “loop”, or even recursive calls. Instead, all functions list input and outputs like in a table. Basic path semantics is not Turing complete, but is powerful enough to describe some deep ideas.</text:span></text:p>
      <text:p text:style-name="P37">Here are two very useful functions in path semantics:</text:p>
      <text:p text:style-name="P35"><text:tab/><text:span text:style-name="T69">id : (a : type) → a<text:line-break/><text:tab/>id : (x : a) → (x : a)</text:span></text:p>
      <text:p text:style-name="P35"><text:tab/><text:span text:style-name="T69">unit : (a : type) → ()<text:line-break/><text:tab/>unit : _ → (() : ())</text:span></text:p>
      <text:p text:style-name="Text_20_body"><text:span text:style-name="T71">The </text:span><text:span text:style-name="T70">`id` function</text:span><text:span text:style-name="T71"> just returns the same value </text:span><text:span text:style-name="T70">as input, and the `unit` function erases the input. </text:span><text:span text:style-name="T72">The unit type `()` has only one member, which is also written `()`.</text:span></text:p>
      <text:p text:style-name="P51"><text:span text:style-name="T74">W</text:span>hen you have:</text:p>
      <text:p text:style-name="P51"><text:tab/>(<text:span text:style-name="T73">x</text:span> : bool)</text:p>
      <text:p text:style-name="P51">You can insert a path at the type side, e.g. `id`:</text:p>
      <text:p text:style-name="P51"><text:tab/>(<text:span text:style-name="T73">x</text:span> : [id] false)</text:p>
      <text:p text:style-name="P38">This means that when you call `id<text:span text:style-name="T94">(x)</text:span>` you get `false`. <text:span text:style-name="T94">Since `id` returns the same as the input, then `x` must be `false`!</text:span></text:p>
      <text:p text:style-name="P39"><text:soft-page-break/>What we did was to specify a sub type of `bool` for which the `id` function returns `false`. This way of describing sub types is very powerful.<text:line-break/><text:line-break/>Here is another example:</text:p>
      <text:p text:style-name="P39"><text:tab/>(x : bool)<text:line-break/><text:tab/>(x : [unit] ())</text:p>
      <text:p text:style-name="P40">Since all inputs to `unit` returns `()`, we do not know whether `x` is `true` or `false`. It can be both!</text:p>
      <text:p text:style-name="P44">We can use `unit` in `not`:</text:p>
      <text:p text:style-name="P41"><text:tab/>not : (false : [unit] ()) → (true : [unit] ())<text:line-break/><text:tab/>not : (true : [unit] ()) → (false : [unit] ())</text:p>
      <text:p text:style-name="P41">Since this is true for all cases of `not`, there exists some function X <text:span text:style-name="T74">defined as following:</text:span></text:p>
      <text:p text:style-name="P41"><text:tab/>X : () → ()<text:line-break/><text:tab/>X : <text:span text:style-name="T74">(() : ()) → (() : ())</text:span></text:p>
      <text:p text:style-name="P43">Guess which function that is! It is `unit` where `a` is `()`!</text:p>
      <text:p text:style-name="P43"><text:tab/>X = unit<text:span text:style-name="T75">()</text:span></text:p>
      <text:p text:style-name="P43">To illustrate what is going on:</text:p>
      <text:p text:style-name="P43"><text:tab/>not : false → true<text:line-break/><text:tab/><text:tab/>|<text:tab/>|<text:line-break/><text:tab/>unit<text:span text:style-name="T75">()</text:span> :<text:tab/> () → ()</text:p>
      <text:p text:style-name="P43">However, doing this with `unit` only is not very interesting. Here is another example:</text:p>
      <text:p text:style-name="P43"><text:tab/>not : (false : [not] true) → (true : [not] false)<text:line-break/><text:tab/>not : (true : [not] false) → (false : [not] true)</text:p>
      <text:p text:style-name="P43">This means there exists a function X defined as following:</text:p>
      <text:p text:style-name="P43"><text:tab/>X : bool → bool<text:line-break/><text:tab/>X : (true : bool) → (false : bool)<text:line-break/><text:tab/>X : (false : bool) → (true : bool)</text:p>
      <text:p text:style-name="P43"><text:span text:style-name="T77">T</text:span>his is just `not`!</text:p>
      <text:p text:style-name="P43"><text:tab/>X = not</text:p>
      <text:p text:style-name="P45">In more powerful syntaxes of path semantics, you can just write:</text:p>
      <text:p text:style-name="P45"><text:tab/>not[not] &lt;=&gt; not</text:p>
      <text:p text:style-name="P45">You can not construct any new function this way:</text:p>
      <text:p text:style-name="P45"><text:tab/>not : (false : [unit] ()) → (true : [not] false)<text:line-break/><text:tab/>not : (true : [unit] ()) → (false : [not] true)</text:p>
      <text:p text:style-name="P45"><text:soft-page-break/><text:tab/>X : () → bool<text:line-break/><text:tab/>X : (() : ()) → (false : bool)<text:line-break/><text:tab/>X : (() : ()) → (true : bool)</text:p>
      <text:p text:style-name="P45">Notice that this function gives two different outputs for the same input. This is not a function.</text:p>
      <text:p text:style-name="P47">Which functions that can be constructed from other functions is a non-trivial problem. This makes path semantics such a deep and interesting field.</text:p>
      <text:p text:style-name="P45">Here is a more advanced example:</text:p>
      <text:p text:style-name="P45"><text:tab/>not : (_ : [not] <text:span text:style-name="T78">a</text:span>) → (<text:span text:style-name="T78">a</text:span> : bool)</text:p>
      <text:p text:style-name="P45">Proof:</text:p>
      <text:p text:style-name="P46"><text:tab/>not : (_ : [not] false) → (false : bool)<text:tab/><text:tab/><text:tab/><text:span text:style-name="T79">(substituting `a` with `false`)</text:span><text:line-break/><text:tab/>not : (true : [not] false) → (false : bool)<text:tab/><text:tab/><text:span text:style-name="T79">(find inverse of `not`)</text:span><text:line-break/><text:tab/>not : (true : <text:span text:style-name="T78">bool</text:span>) → (false : bool<text:span text:style-name="T78">)<text:tab/><text:tab/><text:tab/>(erase paths)</text:span></text:p>
      <text:p text:style-name="P46"><text:tab/>not : (_ : [not] <text:span text:style-name="T78">true</text:span>) → (<text:span text:style-name="T78">true</text:span> : bool)<text:tab/><text:tab/><text:tab/><text:span text:style-name="T79">(substituting `a` with `true`)</text:span><text:line-break/><text:tab/>not : (<text:span text:style-name="T78">false</text:span> : [not] <text:span text:style-name="T78">true</text:span>) → (<text:span text:style-name="T78">true</text:span> : bool)<text:tab/><text:tab/><text:span text:style-name="T79">(find inverse of `not`)</text:span><text:line-break/><text:tab/>not : (<text:span text:style-name="T78">false</text:span> : <text:span text:style-name="T78">bool</text:span>) → (<text:span text:style-name="T78">true</text:span> : bool)<text:tab/><text:tab/><text:tab/><text:span text:style-name="T79">(erase paths)</text:span></text:p>
      <text:p text:style-name="P47">We obtained the original `not` function from the example using only obvious transformations. <text:span text:style-name="T79">In a more powerful notation you can write another proof that never touches any values:</text:span></text:p>
      <text:p text:style-name="P47"><text:tab/><text:span text:style-name="T79">not[not → id] &lt;=&gt; id<text:line-break/><text:tab/>not[</text:span><text:span text:style-name="T80">not</text:span><text:span text:style-name="T79"> → </text:span><text:span text:style-name="T80">id</text:span><text:span text:style-name="T79">]</text:span><text:span text:style-name="T81">[not → id]</text:span><text:span text:style-name="T79"> &lt;=&gt; id</text:span><text:span text:style-name="T84">[not → id]</text:span><text:span text:style-name="T79"><text:tab/><text:tab/>(append `[not → id]`, </text:span><text:span text:style-name="T67">structure preserving</text:span><text:span text:style-name="T79">)<text:line-break/><text:tab/>not[</text:span><text:span text:style-name="T81">not</text:span><text:span text:style-name="T79"> · </text:span><text:span text:style-name="T80">not</text:span><text:span text:style-name="T79"> → </text:span><text:span text:style-name="T81">id</text:span><text:span text:style-name="T79"> · </text:span><text:span text:style-name="T80">id</text:span><text:span text:style-name="T79">] &lt;=&gt; id[not → id]<text:tab/><text:tab/>(merge paths)<text:line-break/><text:tab/>not[id → id] &lt;=&gt; id[not → id]<text:tab/><text:tab/><text:tab/>(use `not(not(x)) = x`)<text:line-break/><text:tab/>not[id] &lt;=&gt; id[not → id]<text:tab/><text:tab/><text:tab/><text:tab/>(make symmetric)<text:line-break/><text:tab/>not &lt;=&gt; id[not → id]<text:tab/><text:tab/><text:tab/><text:tab/><text:tab/>(reduce `id`)<text:line-break/><text:tab/>not &lt;=&gt; not</text:span><text:span text:style-name="T38">-1</text:span><text:span text:style-name="T79"><text:tab/><text:tab/><text:tab/><text:tab/><text:tab/><text:tab/>(use `id[not → id] &lt;=&gt; not</text:span><text:span text:style-name="T38">-1</text:span><text:span text:style-name="T79">`)<text:line-break/><text:tab/>not &lt;=&gt; not<text:tab/><text:tab/><text:tab/><text:tab/><text:tab/><text:tab/>(use `not</text:span><text:span text:style-name="T38">-1</text:span><text:span text:style-name="T79"> &lt;=&gt; not`)<text:line-break/><text:tab/>Refl<text:line-break/><text:tab/>Qed.</text:span></text:p>
      <text:p text:style-name="P48">One should be careful when appending paths, <text:span text:style-name="T82">because if it is not structure preserving, the proof does not tell whether the functions you started with are logical equivalent, only that they </text:span><text:span text:style-name="T83">could be</text:span><text:span text:style-name="T82">.</text:span></text:p>
      <text:p text:style-name="P49">I added some color to show that merging paths gives composition, but in the reverse order.</text:p>
      <text:p text:style-name="P50">Basic path semantics is designed to check that our intuition for advanced path semantics is correct.</text:p>
      <text:p text:style-name="P42">Path semantics allows us to specify precisely what we think about functions, without explic<text:span text:style-name="T85">i</text:span>tly using logical quantifiers like `∀` (for all) and `∃` (there exists), and sometimes without mentioning variables at all! The meaning is determined by using nothing else but functions.</text:p>
      <text:p text:style-name="P68">Using slot lambdas, I check that all expressions in basic path semantics are well formed. The blue cells are extensions by construction, and the red cells are invalid expressions:</text:p>
      <text:p text:style-name="P3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8">a</text:p>
          </table:table-cell>
          <table:table-cell table:style-name="Table1.A1" office:value-type="string">
            <text:p text:style-name="P57">_ →<text:span text:style-name="T5"> _</text:span></text:p>
          </table:table-cell>
          <table:table-cell table:style-name="Table1.A1" office:value-type="string">
            <text:p text:style-name="P58">(_, _)</text:p>
          </table:table-cell>
          <table:table-cell table:style-name="Table1.A1" office:value-type="string">
            <text:p text:style-name="P58">[_] _</text:p>
          </table:table-cell>
          <table:table-cell table:style-name="Table1.F1" office:value-type="string">
            <text:p text:style-name="P57">_ : _</text:p>
          </table:table-cell>
        </table:table-row>
        <table:table-row>
          <table:table-cell table:style-name="Table1.A2" office:value-type="string">
            <text:p text:style-name="P57">_ →<text:span text:style-name="T5"> _</text:span></text:p>
          </table:table-cell>
          <table:table-cell table:style-name="Table1.B2" office:value-type="string">
            <text:p text:style-name="P58">a → _<text:span text:style-name="T6">1</text:span></text:p>
          </table:table-cell>
          <table:table-cell table:style-name="Table1.C2" office:value-type="string">
            <text:p text:style-name="P58">(_ → _) → _<text:span text:style-name="T6">2</text:span></text:p>
          </table:table-cell>
          <table:table-cell table:style-name="Table1.D2" office:value-type="string">
            <text:p text:style-name="P58">(_, _) → _<text:span text:style-name="T6">3</text:span></text:p>
          </table:table-cell>
          <table:table-cell table:style-name="Table1.E2" office:value-type="string">
            <text:p text:style-name="P58">[_] _ → _<text:span text:style-name="T7">4</text:span></text:p>
          </table:table-cell>
          <table:table-cell table:style-name="Table1.F2" office:value-type="string">
            <text:p text:style-name="P58">(_ : _) → _<text:span text:style-name="T7">5</text:span></text:p>
          </table:table-cell>
        </table:table-row>
        <table:table-row>
          <table:table-cell table:style-name="Table1.A2" office:value-type="string">
            <text:p text:style-name="P58">(_, _)</text:p>
          </table:table-cell>
          <table:table-cell table:style-name="Table1.B2" office:value-type="string">
            <text:p text:style-name="P58">(a, _)<text:span text:style-name="T8">6</text:span></text:p>
          </table:table-cell>
          <table:table-cell table:style-name="Table1.C3" office:value-type="string">
            <text:p text:style-name="P58">(_ → _, _)<text:span text:style-name="T8">7</text:span></text:p>
          </table:table-cell>
          <table:table-cell table:style-name="Table1.D3" office:value-type="string">
            <text:p text:style-name="P58">((_, _), _)<text:span text:style-name="T9">8</text:span></text:p>
          </table:table-cell>
          <table:table-cell table:style-name="Table1.E3" office:value-type="string">
            <text:p text:style-name="P58">([_] _, _)<text:span text:style-name="T10">9</text:span></text:p>
          </table:table-cell>
          <table:table-cell table:style-name="Table1.F3" office:value-type="string">
            <text:p text:style-name="P58">(_ : _, _)<text:span text:style-name="T11">1</text:span><text:span text:style-name="T12">0</text:span></text:p>
          </table:table-cell>
        </table:table-row>
        <table:table-row>
          <table:table-cell table:style-name="Table1.A2" office:value-type="string">
            <text:p text:style-name="P58">[_] _</text:p>
          </table:table-cell>
          <table:table-cell table:style-name="Table1.B2" office:value-type="string">
            <text:p text:style-name="P58">[a] _<text:span text:style-name="T13">1</text:span><text:span text:style-name="T14">1</text:span></text:p>
          </table:table-cell>
          <table:table-cell table:style-name="Table1.C4" office:value-type="string">
            <text:p text:style-name="P58">[_ → _] _<text:span text:style-name="T15">1</text:span><text:span text:style-name="T16">2</text:span></text:p>
          </table:table-cell>
          <table:table-cell table:style-name="Table1.D4" office:value-type="string">
            <text:p text:style-name="P58">[(_, _)] _<text:span text:style-name="T17">1</text:span><text:span text:style-name="T18">3</text:span></text:p>
          </table:table-cell>
          <table:table-cell table:style-name="Table1.E4" office:value-type="string">
            <text:p text:style-name="P58">[[_] _] _<text:span text:style-name="T17">1</text:span><text:span text:style-name="T19">4</text:span></text:p>
          </table:table-cell>
          <table:table-cell table:style-name="Table1.F4" office:value-type="string">
            <text:p text:style-name="P59">[_ : _] _<text:span text:style-name="T20">1</text:span><text:span text:style-name="T21">5</text:span></text:p>
          </table:table-cell>
        </table:table-row>
        <table:table-row>
          <table:table-cell table:style-name="Table1.A2" office:value-type="string">
            <text:p text:style-name="P58">_ : _</text:p>
          </table:table-cell>
          <table:table-cell table:style-name="Table1.B2" office:value-type="string">
            <text:p text:style-name="P60">a : _<text:span text:style-name="T22">1</text:span><text:span text:style-name="T23">6</text:span></text:p>
          </table:table-cell>
          <table:table-cell table:style-name="Table1.C5" office:value-type="string">
            <text:p text:style-name="P60">(_ → _) : _<text:span text:style-name="T24">17</text:span></text:p>
          </table:table-cell>
          <table:table-cell table:style-name="Table1.D5" office:value-type="string">
            <text:p text:style-name="P60">(_, _<text:span text:style-name="T39">)</text:span> : _<text:span text:style-name="T25">18</text:span></text:p>
          </table:table-cell>
          <table:table-cell table:style-name="Table1.C4" office:value-type="string">
            <text:p text:style-name="P60"><text:span text:style-name="T40">([_] _) : _</text:span><text:span text:style-name="T26">19</text:span></text:p>
          </table:table-cell>
          <table:table-cell table:style-name="Table1.F5" office:value-type="string">
            <text:p text:style-name="P59"><text:span text:style-name="T41">(</text:span>_ : _<text:span text:style-name="T41">) : _</text:span><text:span text:style-name="T26">20</text:span></text:p>
          </table:table-cell>
        </table:table-row>
        <table:table-row>
          <table:table-cell table:style-name="Table1.A2" office:value-type="string">
            <text:p text:style-name="P61">a → _</text:p>
          </table:table-cell>
          <table:table-cell table:style-name="Table1.B6" office:value-type="string">
            <text:p text:style-name="P61">a → a<text:span text:style-name="T27">21</text:span></text:p>
          </table:table-cell>
          <table:table-cell table:style-name="Table1.C6" office:value-type="string">
            <text:p text:style-name="P61">a → _ → _<text:span text:style-name="T28">22</text:span></text:p>
          </table:table-cell>
          <table:table-cell table:style-name="Table1.D6" office:value-type="string">
            <text:p text:style-name="P61">a → (_, _)<text:span text:style-name="T29">23</text:span></text:p>
          </table:table-cell>
          <table:table-cell table:style-name="Table1.E6" office:value-type="string">
            <text:p text:style-name="P61">a → [_] _<text:span text:style-name="T30">24</text:span></text:p>
          </table:table-cell>
          <table:table-cell table:style-name="Table1.F6" office:value-type="string">
            <text:p text:style-name="P61">a → (_ : _)<text:span text:style-name="T31">25</text:span></text:p>
          </table:table-cell>
        </table:table-row>
        <table:table-row>
          <table:table-cell table:style-name="Table1.A2" office:value-type="string">
            <text:p text:style-name="P62">(a, _)</text:p>
          </table:table-cell>
          <table:table-cell table:style-name="Table1.B7" office:value-type="string">
            <text:p text:style-name="P62">(a, a)<text:span text:style-name="T31">26</text:span></text:p>
          </table:table-cell>
          <table:table-cell table:style-name="Table1.C7" office:value-type="string">
            <text:p text:style-name="P62">(a, _ → _)<text:span text:style-name="T31">27</text:span></text:p>
          </table:table-cell>
          <table:table-cell table:style-name="Table1.D7" office:value-type="string">
            <text:p text:style-name="P62">(a, _, _)<text:span text:style-name="T31">28</text:span></text:p>
          </table:table-cell>
          <table:table-cell table:style-name="Table1.E7" office:value-type="string">
            <text:p text:style-name="P62">(a, [_] _)<text:span text:style-name="T31">29</text:span></text:p>
          </table:table-cell>
          <table:table-cell table:style-name="Table1.F7" office:value-type="string">
            <text:p text:style-name="P62">(a, _ : _)<text:span text:style-name="T31">30</text:span></text:p>
          </table:table-cell>
        </table:table-row>
        <table:table-row>
          <table:table-cell table:style-name="Table1.A2" office:value-type="string">
            <text:p text:style-name="P63">[a] _</text:p>
          </table:table-cell>
          <table:table-cell table:style-name="Table1.B9" office:value-type="string">
            <text:p text:style-name="P63">[a] a<text:span text:style-name="T32">31</text:span></text:p>
          </table:table-cell>
          <table:table-cell table:style-name="Table1.C4" office:value-type="string">
            <text:p text:style-name="P64">[a] (_ → _)<text:span text:style-name="T32">32</text:span></text:p>
          </table:table-cell>
          <table:table-cell table:style-name="Table1.D9" office:value-type="string">
            <text:p text:style-name="P64">[a] (_, _)<text:span text:style-name="T33">33</text:span></text:p>
          </table:table-cell>
          <table:table-cell table:style-name="Table1.E9" office:value-type="string">
            <text:p text:style-name="P64">[a] [_] _<text:span text:style-name="T34">34</text:span></text:p>
          </table:table-cell>
          <table:table-cell table:style-name="Table1.F8" office:value-type="string">
            <text:p text:style-name="P64">[a] (_ : _)<text:span text:style-name="T35">35</text:span></text:p>
          </table:table-cell>
        </table:table-row>
        <table:table-row>
          <table:table-cell table:style-name="Table1.A2" office:value-type="string">
            <text:p text:style-name="P65">a : _</text:p>
          </table:table-cell>
          <table:table-cell table:style-name="Table1.B9" office:value-type="string">
            <text:p text:style-name="P65">a : a<text:span text:style-name="T35">36</text:span></text:p>
          </table:table-cell>
          <table:table-cell table:style-name="Table1.C9" office:value-type="string">
            <text:p text:style-name="P65">a : _ → _<text:span text:style-name="T35">37</text:span></text:p>
          </table:table-cell>
          <table:table-cell table:style-name="Table1.D9" office:value-type="string">
            <text:p text:style-name="P65">a : (_, _)<text:span text:style-name="T35">38</text:span></text:p>
          </table:table-cell>
          <table:table-cell table:style-name="Table1.E9" office:value-type="string">
            <text:p text:style-name="P65">a : [_] _<text:span text:style-name="T36">39</text:span></text:p>
          </table:table-cell>
          <table:table-cell table:style-name="Table1.F5" office:value-type="string">
            <text:p text:style-name="P65">a : (_ : _)<text:span text:style-name="T37">40</text:span></text:p>
          </table:table-cell>
        </table:table-row>
      </table:table>
      <text:p text:style-name="P31"/>
      <text:p text:style-name="P1">[1] e.g. a function type `bool → bool`.</text:p>
      <text:p text:style-name="P1">[2] e.g. a function that takes a function as argument `(bool → bool) → bool`.</text:p>
      <text:p text:style-name="P1">[3] e.g. a function that takes a tuple as argument `(bool, bool) → bool`.</text:p>
      <text:p text:style-name="P1">[<text:span text:style-name="T42">4</text:span>] e.g. `f : nat → nat` and `g : nat → bool` gives <text:span text:style-name="T43">the path </text:span>`f : [g] <text:span text:style-name="T44">true</text:span> → <text:span text:style-name="T44">[g] false</text:span>`.</text:p>
      <text:p text:style-name="P2">[<text:span text:style-name="T42">5</text:span>] <text:span text:style-name="T45">e.g. `(x : [len] 2) → x`.</text:span></text:p>
      <text:p text:style-name="P3">[<text:span text:style-name="T46">6</text:span>] e.g. `(<text:span text:style-name="T47">nat</text:span>, <text:span text:style-name="T47">nat</text:span>)`.</text:p>
      <text:p text:style-name="P4">[<text:span text:style-name="T46">7</text:span>] e.g. `(bool → bool, bool → bool)`.</text:p>
      <text:p text:style-name="P5">[<text:span text:style-name="T48">8</text:span>] e.g. `((1, 2), 3)`.</text:p>
      <text:p text:style-name="P6"><text:span text:style-name="T49">[9</text:span>] e.g. `([len] 2, 4)`.</text:p>
      <text:p text:style-name="P7">[1<text:span text:style-name="T50">0</text:span>] <text:span text:style-name="T51">e.g. <text:s/>`(a : bool, b : bool)`.</text:span></text:p>
      <text:p text:style-name="P8">[<text:span text:style-name="T52">11</text:span>] e.g. `[len] <text:span text:style-name="T53">nat</text:span>`.</text:p>
      <text:p text:style-name="P9">[<text:span text:style-name="T54">12</text:span>] <text:span text:style-name="T55">Invalid.</text:span></text:p>
      <text:p text:style-name="P10">[<text:span text:style-name="T56">13</text:span>] e.g. `[(len, sum)] (<text:span text:style-name="T57">0</text:span>, <text:span text:style-name="T57">0</text:span>)`</text:p>
      <text:p text:style-name="P11">[<text:span text:style-name="T56">14</text:span>] e.g. `[[<text:span text:style-name="T58">f</text:span>] <text:span text:style-name="T58">true</text:span>] <text:span text:style-name="T58">x</text:span>` <text:span text:style-name="T97">(`[f] true` is a constraint on an unknown function).</text:span></text:p>
      <text:p text:style-name="P12">[1<text:span text:style-name="T59">5</text:span>] e.g. `[<text:span text:style-name="T60">g</text:span> : <text:span text:style-name="T59">[f] true</text:span>] <text:span text:style-name="T59">true</text:span>`.</text:p>
      <text:p text:style-name="P13">[1<text:span text:style-name="T61">6</text:span>] e.g. `true : bool`.</text:p>
      <text:p text:style-name="P14">[<text:span text:style-name="T62">17</text:span>] <text:span text:style-name="T95">Invalid for definition, but used to deduce types of functions when evaluating arguments.</text:span></text:p>
      <text:p text:style-name="P15">[<text:span text:style-name="T63">18</text:span>] e.g. `(<text:span text:style-name="T64">a, b</text:span>) : <text:span text:style-name="T64">(bool, bool)</text:span>`.</text:p>
      <text:p text:style-name="P16">[<text:span text:style-name="T65">19</text:span>] <text:span text:style-name="T66">Invalid</text:span></text:p>
      <text:p text:style-name="P17">[20] Invalid</text:p>
      <text:p text:style-name="P18">[21] e.g. `nat → nat`.</text:p>
      <text:p text:style-name="P19">[22] e.g. `bool → bool → bool`.</text:p>
      <text:p text:style-name="P20">[23] e.g. `nat → (bool, bool)`.</text:p>
      <text:p text:style-name="P21">[24] e.g. `x → [len] y`.</text:p>
      <text:p text:style-name="P22">[25] e.g. `x → (y : [len] 2)`.</text:p>
      <text:p text:style-name="P22">[26] e.g. `(1, 2)`.</text:p>
      <text:p text:style-name="P22">[27] e.g. `(nat, nat → nat)`.</text:p>
      <text:p text:style-name="P22">[28] e.g. `(1, 2, 3)`.</text:p>
      <text:p text:style-name="P22">[29] e.g. `(x, [len] y)`.</text:p>
      <text:p text:style-name="P22">[30] e.g. `(x, y : [len] 2)`.</text:p>
      <text:p text:style-name="P23">[31] e.g. `[len] 2`.</text:p>
      <text:p text:style-name="P23">[32] Invalid</text:p>
      <text:p text:style-name="P24">[33] e.g. `[g] (x, y)`.</text:p>
      <text:p text:style-name="P25">[34] e.g. `[len] [even] true`.</text:p>
      <text:p text:style-name="P26">[35] e.g. `[people] (x : [len] 4)`.</text:p>
      <text:p text:style-name="P26">[36] e.g. `true : bool`.</text:p>
      <text:p text:style-name="P26">[37] e.g. `f : nat → bool`.</text:p>
      <text:p text:style-name="P26">[38] e.g. `pos : (nat, nat)`.</text:p>
      <text:p text:style-name="P27">[39] e.g. `x : [len] 2`.</text:p>
      <text:p text:style-name="P28">[40] Invalid</text:p>
      <text:p text:style-name="Text_20_body"/>
      <text:p text:style-name="P66"><text:span text:style-name="T86">Definition of “true” and “false”:<text:line-break/></text:span><text:line-break/><draw:frame draw:style-name="fr1" draw:name="Object9" text:anchor-type="as-char" svg:y="-0.2445in" svg:width="1.2256in" svg:height="0.3937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<text:line-break/><text:line-break/><draw:frame draw:style-name="fr1" draw:name="Object10" text:anchor-type="as-char" svg:y="-0.2445in" svg:width="1.278in" svg:height="0.3937in" draw:z-index="1"><draw:object xlink:href="./Object 10" xlink:type="simple" xlink:show="embed" xlink:actuate="onLoad"/><draw:image xlink:href="./ObjectReplacements/Object 10" xlink:type="simple" xlink:show="embed" xlink:actuate="onLoad"/><svg:desc>formula</svg:desc></draw:frame><text:line-break/></text:p>
      <text:p text:style-name="P52"><text:span text:style-name="T86">Definition of a helper function `is_type</text:span><text:span text:style-name="T76">0</text:span><text:span text:style-name="T86">` to determine whether a symbol is `Type`:<text:line-break/></text:span><text:line-break/><draw:frame draw:style-name="fr1" draw:name="Object5" text:anchor-type="as-char" svg:y="-0.2445in" svg:width="1.9819in" svg:height="0.418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line-break/><text:line-break/><draw:frame draw:style-name="fr1" draw:name="Object6" text:anchor-type="as-char" svg:y="-0.2445in" svg:width="2.928in" svg:height="0.422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line-break/><text:line-break/><draw:frame draw:style-name="fr1" draw:name="Object8" text:anchor-type="as-char" svg:y="-0.2728in" svg:width="2.4661in" svg:height="0.4508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p text:style-name="P53"><text:span text:style-name="T87">If we define e.g. `1 : nat` then we can assume `nat : type`:<text:line-break/></text:span><text:line-break/><draw:frame draw:style-name="fr1" draw:name="Object3" text:anchor-type="as-char" svg:y="-0.2728in" svg:width="2.9807in" svg:height="0.422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text:line-break/><text:line-break/><text:span text:style-name="T88">If we define e.g. `1 : nat` then we can assume that `1` is not member of `type` nor any higher order type:</text:span><text:line-break/><text:line-break/><draw:frame draw:style-name="fr1" draw:name="Object11" text:anchor-type="as-char" svg:y="-0.2728in" svg:width="2.9807in" svg:height="0.450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text:line-break/><text:line-break/><text:span text:style-name="T89">If we define e.g. `1 : nat` then we can assume that `1` is not the type of `nat`:</text:span><text:line-break/><text:line-break/><draw:frame draw:style-name="fr1" draw:name="Object2" text:anchor-type="as-char" svg:y="-0.2445in" svg:width="1.511in" svg:height="0.4091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line-break/><text:line-break/><text:span text:style-name="T90">This completes the setup for type universes.</text:span></text:p>
      <text:p text:style-name="P67"><text:span text:style-name="T90">If we define, e.g. `and : bool → bool → bool`, then `and → bool : bool → bool` and `and → bool → bool : bool`:</text:span><text:line-break/><text:line-break/><draw:frame draw:style-name="fr1" draw:name="Object1" text:anchor-type="as-char" svg:y="-0.2508in" svg:width="1.1161in" svg:height="0.4063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text:line-break/><text:line-break/><text:span text:style-name="T91">The same is true for values:</text:span><text:line-break/><text:line-break/><draw:frame draw:style-name="fr1" draw:name="Object7" text:anchor-type="as-char" svg:y="-0.2598in" svg:width="1.439in" svg:height="0.4244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text:line-break/><text:span text:style-name="T92">We can assume that all functions have a type definition corresponding to their values:</text:span><text:line-break/><text:line-break/><draw:frame draw:style-name="fr1" draw:name="Object13" text:anchor-type="as-char" svg:y="-0.2598in" svg:width="1.178in" svg:height="0.4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5">TODO: <text:span text:style-name="T96">This seems asymmetric for type declarations.</text:span></text:p>
      <text:p text:style-name="P54"><text:line-break/><draw:frame draw:style-name="fr1" draw:name="Object12" text:anchor-type="as-char" svg:y="-0.2598in" svg:width="2.6807in" svg:height="0.4244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text:line-break/><text:line-break/><draw:frame draw:style-name="fr1" draw:name="Object4" text:anchor-type="as-char" svg:y="-0.2445in" svg:width="2.4472in" svg:height="0.4091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2:01:38.676820000</meta:creation-date>
    <dc:date>2017-07-07T13:43:05.855883000</dc:date>
    <meta:editing-duration>P2DT4H16M</meta:editing-duration>
    <meta:editing-cycles>35</meta:editing-cycles>
    <meta:generator>LibreOffice/5.1.2.2$MacOSX_X86_64 LibreOffice_project/d3bf12ecb743fc0d20e0be0c58ca359301eb705f</meta:generator>
    <meta:document-statistic meta:table-count="1" meta:image-count="0" meta:object-count="13" meta:page-count="6" meta:paragraph-count="157" meta:word-count="1585" meta:character-count="7667" meta:non-whitespace-character-count="6114"/>
  </office:meta>
</office:document-meta>
</file>

<file path=Object 1/content.xml><?xml version="1.0" encoding="utf-8"?>
<math xmlns="http://www.w3.org/1998/Math/MathML" display="block">
  <semantics>
    <mfrac>
      <mrow>
        <mi mathvariant="normal">Γ</mi>
        <mi>,</mi>
        <mi mathvariant="normal">ϑ</mi>
        <mi mathvariant="normal">:</mi>
        <mi>T</mi>
        <mo stretchy="false">→</mo>
        <mi mathvariant="normal">φ</mi>
        <mi>⊢</mi>
        <mi mathvariant="normal">Δ</mi>
      </mrow>
      <mrow>
        <mi mathvariant="normal">Γ</mi>
        <mi>,</mi>
        <mi mathvariant="normal">ϑ</mi>
        <mo stretchy="false">→</mo>
        <mi>T</mi>
        <mi mathvariant="normal">:</mi>
        <mi mathvariant="normal">φ</mi>
        <mi>⊢</mi>
        <mi mathvariant="normal">Δ</mi>
      </mrow>
    </mfrac>
    <annotation encoding="StarMath 5.0">{%GAMMA , %vartheta : T -&gt; %varphi ⊢ %DELTA} over { %GAMMA , %vartheta -&gt; T : %varphi ⊢ %DELTA  } </annotation>
  </semantics>
</math>
</file>

<file path=Object 10/content.xml><?xml version="1.0" encoding="utf-8"?>
<math xmlns="http://www.w3.org/1998/Math/MathML" display="block">
  <semantics>
    <mfrac>
      <mrow/>
      <mrow>
        <mi mathvariant="normal">Γ</mi>
        <mi>⊢</mi>
        <mi mathvariant="italic">false</mi>
        <mi mathvariant="normal">:</mi>
        <mi mathvariant="italic">bool</mi>
        <mi>,</mi>
        <mi mathvariant="normal">Δ</mi>
      </mrow>
    </mfrac>
    <annotation encoding="StarMath 5.0">{} over { %GAMMA ⊢ false : bool, %DELTA  } </annotation>
  </semantics>
</math>
</file>

<file path=Object 11/content.xml><?xml version="1.0" encoding="utf-8"?>
<math xmlns="http://www.w3.org/1998/Math/MathML" display="block">
  <semantics>
    <mfrac>
      <mrow>
        <mi mathvariant="normal">Γ</mi>
        <mi>,</mi>
        <mrow>
          <mo stretchy="false">¬</mo>
          <mrow>
            <mo fence="true" stretchy="false">(</mo>
            <mrow>
              <mrow>
                <msub>
                  <mtext>is_type</mtext>
                  <mn>0</mn>
                </msub>
                <mi mathvariant="normal">:</mi>
                <mrow>
                  <mo fence="true" stretchy="false">(</mo>
                  <mrow>
                    <mrow>
                      <mi>B</mi>
                      <mi mathvariant="normal">:</mi>
                      <msub>
                        <mi mathvariant="italic">type</mi>
                        <mi>n</mi>
                      </msub>
                    </mrow>
                  </mrow>
                  <mo fence="true" stretchy="false">)</mo>
                </mrow>
                <mo stretchy="false">→</mo>
                <mrow>
                  <mo fence="true" stretchy="false">(</mo>
                  <mrow>
                    <mrow>
                      <mi mathvariant="italic">true</mi>
                      <mi mathvariant="normal">:</mi>
                      <mi mathvariant="italic">bool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i>⊢</mi>
        <mi mathvariant="normal">Δ</mi>
      </mrow>
      <mrow>
        <mi mathvariant="normal">Γ</mi>
        <mi>,</mi>
        <mi>A</mi>
        <mi mathvariant="normal">:</mi>
        <mi>B</mi>
        <mi>⊢</mi>
        <mrow>
          <mo stretchy="false">¬</mo>
          <mrow>
            <mo fence="true" stretchy="false">(</mo>
            <mrow>
              <mrow>
                <mi>A</mi>
                <mi mathvariant="normal">:</mi>
                <msub>
                  <mi mathvariant="italic">type</mi>
                  <mi>n</mi>
                </msub>
              </mrow>
            </mrow>
            <mo fence="true" stretchy="false">)</mo>
          </mrow>
        </mrow>
        <mi>,</mi>
        <mi mathvariant="normal">Δ</mi>
      </mrow>
    </mfrac>
    <annotation encoding="StarMath 5.0">{%GAMMA, neg ("is_type"_0 : (B : type_n) -&gt; (true : bool)) ⊢ %DELTA} over { %GAMMA ,A : B ⊢ neg (A : type_n), %DELTA  } </annotation>
  </semantics>
</math>
</file>

<file path=Object 12/content.xml><?xml version="1.0" encoding="utf-8"?>
<math xmlns="http://www.w3.org/1998/Math/MathML" display="block">
  <semantics>
    <mfrac>
      <mrow>
        <mi mathvariant="normal">Γ</mi>
        <mi>,</mi>
        <mi mathvariant="normal">ϑ</mi>
        <mi mathvariant="normal">:</mi>
        <mrow>
          <mo fence="true" stretchy="false">(</mo>
          <mrow>
            <mrow>
              <mi>A</mi>
              <mi mathvariant="normal">:</mi>
              <mi>T</mi>
            </mrow>
          </mrow>
          <mo fence="true" stretchy="false">)</mo>
        </mrow>
        <mo stretchy="false">→</mo>
        <mi mathvariant="normal">φ</mi>
        <mi>⊢</mi>
        <mi mathvariant="normal">Δ</mi>
      </mrow>
      <mrow>
        <mi mathvariant="normal">Γ</mi>
        <mi>,</mi>
        <mi>∃</mi>
        <mi>B</mi>
        <mi>.</mi>
        <mi>∃</mi>
        <mi>U</mi>
        <mi>.</mi>
        <mi mathvariant="normal">ϑ</mi>
        <mi mathvariant="normal">:</mi>
        <mrow>
          <mo fence="true" stretchy="false">(</mo>
          <mrow>
            <mrow>
              <mi>A</mi>
              <mi mathvariant="normal">:</mi>
              <mi>T</mi>
            </mrow>
          </mrow>
          <mo fence="true" stretchy="false">)</mo>
        </mrow>
        <mo stretchy="false">→</mo>
        <mrow>
          <mo fence="true" stretchy="false">(</mo>
          <mrow>
            <mrow>
              <mi>B</mi>
              <mi mathvariant="normal">:</mi>
              <mi>U</mi>
            </mrow>
          </mrow>
          <mo fence="true" stretchy="false">)</mo>
        </mrow>
        <mo stretchy="false">→</mo>
        <mn>...</mn>
        <mi>⊢</mi>
        <mi mathvariant="normal">Δ</mi>
      </mrow>
    </mfrac>
    <annotation encoding="StarMath 5.0">{%GAMMA , %vartheta : (A : T) -&gt; %varphi  ⊢ %DELTA} over { %GAMMA , ∃ B . ∃ U . %vartheta : (A : T) -&gt; (B : U) -&gt; ... ⊢ %DELTA  } </annotation>
  </semantics>
</math>
</file>

<file path=Object 13/content.xml><?xml version="1.0" encoding="utf-8"?>
<math xmlns="http://www.w3.org/1998/Math/MathML" display="block">
  <semantics>
    <mfrac>
      <mrow>
        <mi mathvariant="normal">Γ</mi>
        <mi>,</mi>
        <mi mathvariant="normal">ϑ</mi>
        <mi mathvariant="normal">:</mi>
        <mrow>
          <mo fence="true" stretchy="false">(</mo>
          <mrow>
            <mrow>
              <mi>A</mi>
              <mi mathvariant="normal">:</mi>
              <mi>T</mi>
            </mrow>
          </mrow>
          <mo fence="true" stretchy="false">)</mo>
        </mrow>
        <mi>⊢</mi>
        <mi mathvariant="normal">Δ</mi>
      </mrow>
      <mrow>
        <mi mathvariant="normal">Γ</mi>
        <mi>,</mi>
        <mi mathvariant="normal">ϑ</mi>
        <mi mathvariant="normal">:</mi>
        <mi>T</mi>
        <mi>⊢</mi>
        <mi mathvariant="normal">Δ</mi>
      </mrow>
    </mfrac>
    <annotation encoding="StarMath 5.0">{%GAMMA , %vartheta : (A : T)  ⊢ %DELTA} over { %GAMMA , %vartheta : T ⊢ %DELTA  } </annotation>
  </semantics>
</math>
</file>

<file path=Object 2/content.xml><?xml version="1.0" encoding="utf-8"?>
<math xmlns="http://www.w3.org/1998/Math/MathML" display="block">
  <semantics>
    <mfrac>
      <mrow/>
      <mrow>
        <mi mathvariant="normal">Γ</mi>
        <mi>,</mi>
        <mi>A</mi>
        <mi mathvariant="normal">:</mi>
        <mi>B</mi>
        <mi>⊢</mi>
        <mrow>
          <mo stretchy="false">¬</mo>
          <mrow>
            <mo fence="true" stretchy="false">(</mo>
            <mrow>
              <mrow>
                <mi>B</mi>
                <mi mathvariant="normal">:</mi>
                <mi>A</mi>
              </mrow>
            </mrow>
            <mo fence="true" stretchy="false">)</mo>
          </mrow>
        </mrow>
        <mi>,</mi>
        <mi mathvariant="normal">Δ</mi>
      </mrow>
    </mfrac>
    <annotation encoding="StarMath 5.0">{} over { %GAMMA ,A : B ⊢ neg ( B : A ) , %DELTA  } </annotation>
  </semantics>
</math>
</file>

<file path=Object 3/content.xml><?xml version="1.0" encoding="utf-8"?>
<math xmlns="http://www.w3.org/1998/Math/MathML" display="block">
  <semantics>
    <mfrac>
      <mrow>
        <mi mathvariant="normal">Γ</mi>
        <mi>,</mi>
        <mrow>
          <mo stretchy="false">¬</mo>
          <mrow>
            <mo fence="true" stretchy="false">(</mo>
            <mrow>
              <mrow>
                <msub>
                  <mtext>is_type</mtext>
                  <mn>0</mn>
                </msub>
                <mi mathvariant="normal">:</mi>
                <mrow>
                  <mo fence="true" stretchy="false">(</mo>
                  <mrow>
                    <mrow>
                      <mi>B</mi>
                      <mi mathvariant="normal">:</mi>
                      <msub>
                        <mi mathvariant="italic">type</mi>
                        <mi>n</mi>
                      </msub>
                    </mrow>
                  </mrow>
                  <mo fence="true" stretchy="false">)</mo>
                </mrow>
                <mo stretchy="false">→</mo>
                <mrow>
                  <mo fence="true" stretchy="false">(</mo>
                  <mrow>
                    <mrow>
                      <mi mathvariant="italic">true</mi>
                      <mi mathvariant="normal">:</mi>
                      <mi mathvariant="italic">bool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i>⊢</mi>
        <mi mathvariant="normal">Δ</mi>
      </mrow>
      <mrow>
        <mi mathvariant="normal">Γ</mi>
        <mi>,</mi>
        <mi>A</mi>
        <mi mathvariant="normal">:</mi>
        <mi>B</mi>
        <mi>⊢</mi>
        <mi>B</mi>
        <mi mathvariant="normal">:</mi>
        <mi mathvariant="italic">type</mi>
        <mi>,</mi>
        <mi mathvariant="normal">Δ</mi>
      </mrow>
    </mfrac>
    <annotation encoding="StarMath 5.0">{%GAMMA, neg ("is_type"_0 : (B : type_n) -&gt; (true : bool)) ⊢ %DELTA} over { %GAMMA ,A : B ⊢ B : type, %DELTA  } </annotation>
  </semantics>
</math>
</file>

<file path=Object 4/content.xml><?xml version="1.0" encoding="utf-8"?>
<math xmlns="http://www.w3.org/1998/Math/MathML" display="block">
  <semantics>
    <mfrac>
      <mrow>
        <mi mathvariant="normal">Γ</mi>
        <mi>,</mi>
        <mi>F</mi>
        <mi mathvariant="normal">:</mi>
        <mi>T</mi>
        <mo stretchy="false">→</mo>
        <mi>U</mi>
        <mi>,</mi>
        <mi>A</mi>
        <mi mathvariant="normal">:</mi>
        <mi>T</mi>
        <mi>,</mi>
        <mi>B</mi>
        <mi mathvariant="normal">:</mi>
        <mi>U</mi>
        <mi>⊢</mi>
        <mi mathvariant="normal">Δ</mi>
      </mrow>
      <mrow>
        <mi mathvariant="normal">Γ</mi>
        <mi>,</mi>
        <mi>F</mi>
        <mi mathvariant="normal">:</mi>
        <mrow>
          <mo fence="true" stretchy="false">(</mo>
          <mrow>
            <mrow>
              <mi>A</mi>
              <mi mathvariant="normal">:</mi>
              <mi>T</mi>
            </mrow>
          </mrow>
          <mo fence="true" stretchy="false">)</mo>
        </mrow>
        <mo stretchy="false">→</mo>
        <mrow>
          <mo fence="true" stretchy="false">(</mo>
          <mrow>
            <mrow>
              <mi>B</mi>
              <mi mathvariant="normal">:</mi>
              <mi>U</mi>
            </mrow>
          </mrow>
          <mo fence="true" stretchy="false">)</mo>
        </mrow>
        <mi>⊢</mi>
        <mi>A</mi>
        <mi mathvariant="normal">:</mi>
        <mrow>
          <mo fence="true" stretchy="false">[</mo>
          <mrow>
            <mi>F</mi>
          </mrow>
          <mo fence="true" stretchy="false">]</mo>
        </mrow>
        <mi>B</mi>
        <mi>,</mi>
        <mi mathvariant="normal">Δ</mi>
      </mrow>
    </mfrac>
    <annotation encoding="StarMath 5.0">{%GAMMA , F : T -&gt; U , A : T, B : U ⊢ %DELTA} over { %GAMMA , F : (A : T) -&gt; (B : U) ⊢ A : [F] B, %DELTA  } </annotation>
  </semantics>
</math>
</file>

<file path=Object 5/content.xml><?xml version="1.0" encoding="utf-8"?>
<math xmlns="http://www.w3.org/1998/Math/MathML" display="block">
  <semantics>
    <mfrac>
      <mrow/>
      <mrow>
        <mi mathvariant="normal">Γ</mi>
        <mi>⊢</mi>
        <msub>
          <mtext>is_type</mtext>
          <mn>0</mn>
        </msub>
        <mi mathvariant="normal">:</mi>
        <msub>
          <mi mathvariant="italic">type</mi>
          <mi>n</mi>
        </msub>
        <mo stretchy="false">→</mo>
        <mi mathvariant="italic">bool</mi>
        <mi>,</mi>
        <mi mathvariant="normal">Δ</mi>
      </mrow>
    </mfrac>
    <annotation encoding="StarMath 5.0">{} over { %GAMMA ⊢ "is_type"_0 : type_n -&gt; bool, %DELTA  } </annotation>
  </semantics>
</math>
</file>

<file path=Object 6/content.xml><?xml version="1.0" encoding="utf-8"?>
<math xmlns="http://www.w3.org/1998/Math/MathML" display="block">
  <semantics>
    <mfrac>
      <mrow/>
      <mrow>
        <mi mathvariant="normal">Γ</mi>
        <mi>⊢</mi>
        <msub>
          <mtext>is_type</mtext>
          <mn>0</mn>
        </msub>
        <mi mathvariant="normal">:</mi>
        <mrow>
          <mo fence="true" stretchy="false">(</mo>
          <mrow>
            <mrow>
              <mi mathvariant="italic">type</mi>
              <mi mathvariant="normal">:</mi>
              <msub>
                <mi mathvariant="italic">type</mi>
                <mi>n</mi>
              </msub>
            </mrow>
          </mrow>
          <mo fence="true" stretchy="false">)</mo>
        </mrow>
        <mo stretchy="false">→</mo>
        <mrow>
          <mo fence="true" stretchy="false">(</mo>
          <mrow>
            <mrow>
              <mi mathvariant="italic">true</mi>
              <mi mathvariant="normal">:</mi>
              <mi mathvariant="italic">bool</mi>
            </mrow>
          </mrow>
          <mo fence="true" stretchy="false">)</mo>
        </mrow>
        <mi>,</mi>
        <mi mathvariant="normal">Δ</mi>
      </mrow>
    </mfrac>
    <annotation encoding="StarMath 5.0">{} over { %GAMMA ⊢ "is_type"_0 : (type : type_n) -&gt; (true : bool), %DELTA  } </annotation>
  </semantics>
</math>
</file>

<file path=Object 7/content.xml><?xml version="1.0" encoding="utf-8"?>
<math xmlns="http://www.w3.org/1998/Math/MathML" display="block">
  <semantics>
    <mfrac>
      <mrow>
        <mi mathvariant="normal">Γ</mi>
        <mi>,</mi>
        <mi mathvariant="normal">ϑ</mi>
        <mi mathvariant="normal">:</mi>
        <mrow>
          <mo fence="true" stretchy="false">(</mo>
          <mrow>
            <mrow>
              <mi>A</mi>
              <mi mathvariant="normal">:</mi>
              <mi>T</mi>
            </mrow>
          </mrow>
          <mo fence="true" stretchy="false">)</mo>
        </mrow>
        <mo stretchy="false">→</mo>
        <mi mathvariant="normal">φ</mi>
        <mi>⊢</mi>
        <mi mathvariant="normal">Δ</mi>
      </mrow>
      <mrow>
        <mi mathvariant="normal">Γ</mi>
        <mi>,</mi>
        <mi mathvariant="normal">ϑ</mi>
        <mo stretchy="false">→</mo>
        <mrow>
          <mo fence="true" stretchy="false">(</mo>
          <mrow>
            <mrow>
              <mi>A</mi>
              <mi mathvariant="normal">:</mi>
              <mi>T</mi>
            </mrow>
          </mrow>
          <mo fence="true" stretchy="false">)</mo>
        </mrow>
        <mi mathvariant="normal">:</mi>
        <mi mathvariant="normal">φ</mi>
        <mi>⊢</mi>
        <mi mathvariant="normal">Δ</mi>
      </mrow>
    </mfrac>
    <annotation encoding="StarMath 5.0">{%GAMMA , %vartheta : (A : T) -&gt; %varphi  ⊢ %DELTA} over { %GAMMA , %vartheta -&gt; (A : T) : %varphi ⊢ %DELTA  } </annotation>
  </semantics>
</math>
</file>

<file path=Object 8/content.xml><?xml version="1.0" encoding="utf-8"?>
<math xmlns="http://www.w3.org/1998/Math/MathML" display="block">
  <semantics>
    <mfrac>
      <mrow>
        <mi mathvariant="normal">Γ</mi>
        <mi>⊢</mi>
        <mrow>
          <mo stretchy="false">¬</mo>
          <mrow>
            <mo fence="true" stretchy="false">(</mo>
            <mrow>
              <mrow>
                <msub>
                  <mtext>is_type</mtext>
                  <mn>0</mn>
                </msub>
                <mi mathvariant="normal">:</mi>
                <mi>A</mi>
                <mo stretchy="false">→</mo>
                <mrow>
                  <mo fence="true" stretchy="false">(</mo>
                  <mrow>
                    <mrow>
                      <mi mathvariant="italic">true</mi>
                      <mi mathvariant="normal">:</mi>
                      <mi mathvariant="italic">bool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i>,</mi>
        <mi mathvariant="normal">Δ</mi>
      </mrow>
      <mrow>
        <mi mathvariant="normal">Γ</mi>
        <mi>⊢</mi>
        <msub>
          <mtext>is_type</mtext>
          <mn>0</mn>
        </msub>
        <mi mathvariant="normal">:</mi>
        <mi>A</mi>
        <mo stretchy="false">→</mo>
        <mrow>
          <mo fence="true" stretchy="false">(</mo>
          <mrow>
            <mrow>
              <mi mathvariant="italic">false</mi>
              <mi mathvariant="normal">:</mi>
              <mi mathvariant="italic">bool</mi>
            </mrow>
          </mrow>
          <mo fence="true" stretchy="false">)</mo>
        </mrow>
        <mi>,</mi>
        <mi mathvariant="normal">Δ</mi>
      </mrow>
    </mfrac>
    <annotation encoding="StarMath 5.0">{%GAMMA ⊢ neg ("is_type"_0 : A -&gt; (true : bool)), %DELTA} over { %GAMMA ⊢ "is_type"_0 : A -&gt; (false : bool), %DELTA  } </annotation>
  </semantics>
</math>
</file>

<file path=Object 9/content.xml><?xml version="1.0" encoding="utf-8"?>
<math xmlns="http://www.w3.org/1998/Math/MathML" display="block">
  <semantics>
    <mfrac>
      <mrow/>
      <mrow>
        <mi mathvariant="normal">Γ</mi>
        <mi>⊢</mi>
        <mi mathvariant="italic">true</mi>
        <mi mathvariant="normal">:</mi>
        <mi mathvariant="italic">bool</mi>
        <mi>,</mi>
        <mi mathvariant="normal">Δ</mi>
      </mrow>
    </mfrac>
    <annotation encoding="StarMath 5.0">{} over { %GAMMA ⊢ true : bool, %DELTA  } </annotation>
  </semantics>
</math>
</file>